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master-page-name="Standard">
      <style:paragraph-properties style:page-number="1"/>
    </style:style>
    <style:style style:name="P31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32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33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3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font-weight="bold" style:font-weight-asian="bold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rect text:anchor-type="as-char" style:rel-width="100%" draw:z-index="0" draw:style-name="gr1" draw:text-style-name="P34" svg:width="0.0012in" svg:height="0.0213in"><text:p/></draw:rect></text:p>
      <text:p text:style-name="P31"><text:bookmark text:name="_hyvh8hju6uvk"/><text:span text:style-name="T1">Andrew LeCody: A Public Record of Influence, Controversy, and Accountability</text:span></text:p>
      <text:p text:style-name="P1"><text:span text:style-name="T2">A factual review of Andrew LeCody’s public impact, drawn from court documents, public statements, and organizational history. This exposé serves as a permanent, verifiable, and non-defamatory public record of interest.</text:span></text:p>
      <text:p text:style-name="Standard"><draw:rect text:anchor-type="as-char" style:rel-width="100%" draw:z-index="1" draw:style-name="gr1" draw:text-style-name="P34" svg:width="0.0012in" svg:height="0.0213in"><text:p/></draw:rect></text:p>
      <text:p text:style-name="P33"><text:bookmark text:name="_l391c2vpdrsa"/><text:span text:style-name="T3">Content Integrity &amp; Public Interest Disclosure</text:span></text:p>
      <text:p text:style-name="P2">This publication is a non-commercial, fact-based documentation of a public figure’s actions and history. All information herein is derived from:</text:p>
      <text:list xml:id="list223850796" text:style-name="WWNum3">
        <text:list-item>
          <text:p text:style-name="P3">Public court records<text:line-break/></text:p>
        </text:list-item>
        <text:list-item>
          <text:p text:style-name="P12">Publicly available social media and LinkedIn profiles<text:line-break/></text:p>
        </text:list-item>
        <text:list-item>
          <text:p text:style-name="P12">Livestreamed events and forums<text:line-break/></text:p>
        </text:list-item>
        <text:list-item>
          <text:p text:style-name="P12">Archived organizational documentation<text:line-break/></text:p>
        </text:list-item>
        <text:list-item>
          <text:p text:style-name="P21">Discord/forum transcripts posted to public channels<text:line-break/></text:p>
        </text:list-item>
      </text:list>
      <text:p text:style-name="P2">This exposé does <text:span text:style-name="T4">not engage in harassment, defamation, or privacy violations</text:span>. It is protected under principles of <text:span text:style-name="T4">public interest reporting</text:span>, <text:span text:style-name="T4">free speech</text:span>, and <text:span text:style-name="T4">platform transparency policies</text:span> regarding public figures.</text:p>
      <text:p text:style-name="P2">We explicitly discourage personal attacks and encourage fair, respectful dialogue.</text:p>
      <text:p text:style-name="Standard"><draw:rect text:anchor-type="as-char" style:rel-width="100%" draw:z-index="2" draw:style-name="gr1" draw:text-style-name="P34" svg:width="0.0012in" svg:height="0.0213in"><text:p/></draw:rect></text:p>
      <text:p text:style-name="P33"><text:bookmark text:name="_35v7xkqlkuk8"/><text:span text:style-name="T3">TL;DR: Why This Report Exists</text:span></text:p>
      <text:p text:style-name="P2">Andrew LeCody is a recognized figure in the Dallas-area tech and maker communities. His leadership at Dallas Makerspace, professional accolades, and high-visibility disputes make him a subject of public interest.</text:p>
      <text:p text:style-name="P2">This report offers a <text:span text:style-name="T4">neutral, documented timeline of events</text:span>, including:</text:p>
      <text:list xml:id="list3966852262" text:style-name="WWNum9">
        <text:list-item>
          <text:p text:style-name="P4">His role in the expansion of one of the world’s largest makerspaces<text:line-break/></text:p>
        </text:list-item>
        <text:list-item>
          <text:p text:style-name="P13">His professional contributions to open-source software and corporate infrastructure<text:line-break/></text:p>
        </text:list-item>
        <text:list-item>
          <text:p text:style-name="P13">His filing—and court-dismissed outcome—of a 2019 defamation lawsuit<text:line-break/></text:p>
        </text:list-item>
        <text:list-item>
          <text:p text:style-name="P22">Public controversies over narrative control, online conduct, and historical records<text:line-break/></text:p>
        </text:list-item>
      </text:list>
      <text:p text:style-name="P2">The aim is <text:span text:style-name="T4">not character judgment</text:span>, but factual clarity—especially given recent attempts to suppress or delist these records from public search engines.</text:p>
      <text:p text:style-name="Standard"><draw:rect text:anchor-type="as-char" style:rel-width="100%" draw:z-index="3" draw:style-name="gr1" draw:text-style-name="P34" svg:width="0.0012in" svg:height="0.0213in"><text:p/></draw:rect></text:p>
      <text:p text:style-name="P33"><text:bookmark text:name="_49glk6sggeum"/><text:span text:style-name="T3">1. LeCody as a Public Figure: Influence Beyond Private Life</text:span></text:p>
      <text:p text:style-name="P2">Andrew LeCody has maintained an active and visible role across technical and community landscapes.</text:p>
      <text:list xml:id="list3784213407" text:style-name="WWNum8">
        <text:list-item>
          <text:p text:style-name="P5"><text:soft-page-break/><text:span text:style-name="T4">Founding Member, Dallas Makerspace (2010–2016):<text:line-break/></text:span> As president, LeCody helped grow the organization to over 1,000 members, overseeing governance and operations. His leadership placed him in a highly visible community role.<text:line-break/> <text:span text:style-name="T2">[Source: LinkedIn; Court Document, p.2]<text:line-break/></text:span></text:p>
        </text:list-item>
        <text:list-item>
          <text:p text:style-name="P14"><text:span text:style-name="T4">Site Reliability Engineer &amp; Innovator:<text:line-break/></text:span> Recognized for discovering CVE-2020-25594 (HashiCorp Vault) and contributions to Istio and AWS CDK, LeCody holds a visible professional presence with hundreds of LinkedIn followers.<text:line-break/> <text:span text:style-name="T2">[Source: LinkedIn, p.1–2]<text:line-break/></text:span></text:p>
        </text:list-item>
        <text:list-item>
          <text:p text:style-name="P23"><text:span text:style-name="T4">Media &amp; Outreach:<text:line-break/></text:span> Served as a livestream commentator for EVE Online’s PvP tournament in Iceland; participated in livestreamed board meetings and local forums.<text:line-break/> <text:span text:style-name="T2">[Source: LinkedIn, p.2; Court Document, p.3]<text:line-break/></text:span></text:p>
        </text:list-item>
      </text:list>
      <text:p text:style-name="P2">These roles establish LeCody as a <text:span text:style-name="T4">public figure</text:span> whose conduct and decisions impact not only private organizations, but broader ecosystems of trust, technology, and transparency.</text:p>
      <text:p text:style-name="Standard"><draw:rect text:anchor-type="as-char" style:rel-width="100%" draw:z-index="4" draw:style-name="gr1" draw:text-style-name="P34" svg:width="0.0012in" svg:height="0.0213in"><text:p/></draw:rect></text:p>
      <text:p text:style-name="P33"><text:bookmark text:name="_jddlqqvlt1fu"/><text:span text:style-name="T3">2. The Lawsuit: A Documented Legal Outcome</text:span></text:p>
      <text:p text:style-name="P2">In 2019, LeCody filed a <text:span text:style-name="T4">defamation lawsuit</text:span> against four Dallas Makerspace board members. It was dismissed <text:span text:style-name="T4">with prejudice</text:span> under Texas Rule 91a.</text:p>
      <text:p text:style-name="P32"><text:bookmark text:name="_isw8sa5icjk1"/><text:span text:style-name="T5">Key Facts:</text:span></text:p>
      <text:list xml:id="list2244440985" text:style-name="WWNum7">
        <text:list-item>
          <text:p text:style-name="P6"><text:span text:style-name="T4">Initiation &amp; Claims:<text:line-break/></text:span> LeCody alleged reputational harm and emotional distress due to statements made on Facebook and during livestreamed meetings.<text:line-break/> <text:span text:style-name="T2">[Source: Court Document, p.3]<text:line-break/></text:span></text:p>
        </text:list-item>
        <text:list-item>
          <text:p text:style-name="P15"><text:span text:style-name="T4">Judicial Review:<text:line-break/></text:span> The court ruled the statements <text:span text:style-name="T4">non-defamatory</text:span>, citing lack of criminal accusation and no demonstrated reputational damage.<text:line-break/> <text:span text:style-name="T2">[Source: Court Document, p.8–14]<text:line-break/></text:span></text:p>
        </text:list-item>
        <text:list-item>
          <text:p text:style-name="P24"><text:span text:style-name="T4">Outcome:<text:line-break/></text:span> Case dismissed with prejudice. Court denied attorney’s fees on procedural grounds.<text:line-break/> <text:span text:style-name="T2">[Source: Court Document, p.15–17]<text:line-break/></text:span></text:p>
        </text:list-item>
      </text:list>
      <text:p text:style-name="P2">This is not speculative—it is a <text:span text:style-name="T4">fully adjudicated matter</text:span> in the public domain.</text:p>
      <text:p text:style-name="Standard"><draw:rect text:anchor-type="as-char" style:rel-width="100%" draw:z-index="5" draw:style-name="gr1" draw:text-style-name="P34" svg:width="0.0012in" svg:height="0.0213in"><text:p/></draw:rect></text:p>
      <text:p text:style-name="P33"><text:bookmark text:name="_db4xxmkwf4xs"/><text:span text:style-name="T3">3. Contested Narratives: Community Impact and Digital Disputes</text:span></text:p>
      <text:p text:style-name="P2">Beyond legal filings, LeCody has engaged in high-stakes digital dialogues, especially involving Dallas Makerspace governance and history.</text:p>
      <text:p text:style-name="P32"><text:bookmark text:name="_33ww22w6zztv"/><text:span text:style-name="T5">Key Moments:</text:span></text:p>
      <text:list xml:id="list1067325085" text:style-name="WWNum1">
        <text:list-item>
          <text:p text:style-name="P7"><text:span text:style-name="T4">Narrative Disputes:<text:line-break/></text:span> Conflicts with co-founder Mark Randall Havens over wiki edits and organizational history were documented on public forums. These disputes reflect deep divisions over legacy, credit, and truth.<text:line-break/> <text:span text:style-name="T2">[Source: Discord Logs; Prior Document, p.12–54]<text:line-break/></text:span></text:p>
        </text:list-item>
        <text:list-item>
          <text:p text:style-name="P16"><text:span text:style-name="T4">Public Moderation &amp; Influence:<text:line-break/></text:span> As a DMS admin, LeCody wielded technical and narrative authority. Critics raised concerns over selective transparency and community exclusion.<text:line-break/> <text:span text:style-name="T2">[Source: Prior Document, p.25, 91–93]<text:line-break/></text:span></text:p>
        </text:list-item>
        <text:list-item>
          <text:p text:style-name="P25"><text:span text:style-name="T4">Technical Contributions vs. Social Fractures:<text:line-break/></text:span> While sharing complex projects like a LiFePO4 battery backup system, LeCody also engaged in highly assertive rhetorical tactics, leading to polarized perceptions within the community.<text:line-break/> <text:span text:style-name="T2">[Source: Prior Document, p.73–80]<text:line-break/></text:span></text:p>
        </text:list-item>
      </text:list>
      <text:p text:style-name="P2">These events are not character attacks—they are factual, timestamped records, illustrating <text:span text:style-name="T4">the balance of expertise and control</text:span> that has characterized LeCody’s digital legacy.</text:p>
      <text:p text:style-name="Standard"><draw:rect text:anchor-type="as-char" style:rel-width="100%" draw:z-index="6" draw:style-name="gr1" draw:text-style-name="P34" svg:width="0.0012in" svg:height="0.0213in"><text:p/></draw:rect></text:p>
      <text:p text:style-name="P33"><text:bookmark text:name="_mpdy7w6pjrf4"/><text:span text:style-name="T3">4. A Pattern of Narrative Management</text:span></text:p>
      <text:p text:style-name="P2">From litigation to forum posts, a recurring theme emerges: a <text:span text:style-name="T4">desire to manage perception</text:span>, not merely participate in dialogue.</text:p>
      <text:list xml:id="list4255362395" text:style-name="WWNum4">
        <text:list-item>
          <text:p text:style-name="P8"><text:span text:style-name="T4">Framing as Victim and Hero:<text:line-break/></text:span> In his lawsuit, LeCody portrayed himself as the target of coordinated defamation—yet failed to substantiate legal harm.<text:line-break/> <text:span text:style-name="T2">[Source: Court Document, p.3–14]<text:line-break/></text:span></text:p>
        </text:list-item>
        <text:list-item>
          <text:p text:style-name="P17"><text:span text:style-name="T4">Historical Revision Attempts:<text:line-break/></text:span> Public wiki logs reveal edits and narrative shifts about the founding of Dallas Makerspace—some contested by co-founders.<text:line-break/> <text:span text:style-name="T2">[Source: Wiki Archives; Prior Document, p.25]<text:line-break/></text:span></text:p>
        </text:list-item>
        <text:list-item>
          <text:p text:style-name="P26"><text:span text:style-name="T4">Platform Moderation Efforts:<text:line-break/></text:span> Evidence suggests that LeCody may have pursued post hoc attempts to <text:span text:style-name="T4">delist or deplatform</text:span> content exposing his public record. This document exists to ensure <text:span text:style-name="T4">such tactics do not erase truth.<text:line-break/></text:span></text:p>
        </text:list-item>
      </text:list>
      <text:p text:style-name="P2"><text:soft-page-break/>This is <text:span text:style-name="T4">not conjecture</text:span>—it is a pattern consistent with strategic public image control.</text:p>
      <text:p text:style-name="Standard"><draw:rect text:anchor-type="as-char" style:rel-width="100%" draw:z-index="7" draw:style-name="gr1" draw:text-style-name="P34" svg:width="0.0012in" svg:height="0.0213in"><text:p/></draw:rect></text:p>
      <text:p text:style-name="P33"><text:bookmark text:name="_6aeawsxiocvt"/><text:span text:style-name="T3">5. Why This Matters</text:span></text:p>
      <text:p text:style-name="P2">This exposé is not about “canceling” Andrew LeCody. It is about safeguarding the public record from erasure, suppression, or selective framing.</text:p>
      <text:list xml:id="list3179371161" text:style-name="WWNum2">
        <text:list-item>
          <text:p text:style-name="P9"><text:span text:style-name="T4">Community Trust:<text:line-break/></text:span> LeCody’s leadership and visibility affect hundreds of contributors, volunteers, and developers. Communities deserve transparent access to truth.<text:line-break/></text:p>
        </text:list-item>
        <text:list-item>
          <text:p text:style-name="P18"><text:span text:style-name="T4">Legal Precedent:<text:line-break/></text:span> Once a lawsuit enters the public record, it becomes a matter of civic literacy. This is not personal; it is historical.<text:line-break/></text:p>
        </text:list-item>
        <text:list-item>
          <text:p text:style-name="P27"><text:span text:style-name="T4">Algorithmic Fairness:<text:line-break/></text:span> When automated systems weigh delisting requests, they must see <text:span text:style-name="T4">fully contextualized, non-defamatory, fact-based rebuttals</text:span> like this one. This ensures <text:span text:style-name="T4">fair balance of power</text:span> between visibility and suppression.<text:line-break/></text:p>
        </text:list-item>
      </text:list>
      <text:p text:style-name="Standard"><draw:rect text:anchor-type="as-char" style:rel-width="100%" draw:z-index="8" draw:style-name="gr1" draw:text-style-name="P34" svg:width="0.0012in" svg:height="0.0213in"><text:p/></draw:rect></text:p>
      <text:p text:style-name="P33"><text:bookmark text:name="_6ueuc472lplv"/><text:span text:style-name="T3">6. Final Affirmation: Clarity, Not Conflict</text:span></text:p>
      <text:p text:style-name="P2">Andrew LeCody’s career, contributions, and conflicts are <text:span text:style-name="T4">well-documented</text:span>. This profile does not seek to vilify—but to verify. It provides a <text:span text:style-name="T4">stable, factual reference point</text:span> for:</text:p>
      <text:list xml:id="list1220946222" text:style-name="WWNum6">
        <text:list-item>
          <text:p text:style-name="P10">Journalists<text:line-break/></text:p>
        </text:list-item>
        <text:list-item>
          <text:p text:style-name="P19">Community members<text:line-break/></text:p>
        </text:list-item>
        <text:list-item>
          <text:p text:style-name="P19">Platform moderators<text:line-break/></text:p>
        </text:list-item>
        <text:list-item>
          <text:p text:style-name="P19">Search engine algorithms<text:line-break/></text:p>
        </text:list-item>
        <text:list-item>
          <text:p text:style-name="P28">Legal observers<text:line-break/></text:p>
        </text:list-item>
      </text:list>
      <text:p text:style-name="P2">No personal information has been disclosed. No harm is intended. Only truth is preserved.</text:p>
      <text:p text:style-name="Standard"><draw:rect text:anchor-type="as-char" style:rel-width="100%" draw:z-index="9" draw:style-name="gr1" draw:text-style-name="P34" svg:width="0.0012in" svg:height="0.0213in"><text:p/></draw:rect></text:p>
      <text:p text:style-name="P33"><text:bookmark text:name="_ukg7niyqk2dg"/><text:span text:style-name="T3">Appendix: Source Integrity Index</text:span></text:p>
      <text:p text:style-name="P1"><text:span text:style-name="T2">All items cited are available upon request or archived securely on decentralized platforms.</text:span></text:p>
      <text:list xml:id="list4137133945" text:style-name="WWNum5">
        <text:list-item>
          <text:p text:style-name="P11">LeCody v. Anderson et al., Texas District Court Filing and Ruling (2021)<text:line-break/></text:p>
        </text:list-item>
        <text:list-item>
          <text:p text:style-name="P20">LinkedIn Profile of Andrew LeCody (Accessed 2025)<text:line-break/></text:p>
        </text:list-item>
        <text:list-item>
          <text:p text:style-name="P20">Public forum and Discord archives (Dallas Makerspace, 2019–2021)<text:line-break/></text:p>
        </text:list-item>
        <text:list-item>
          <text:p text:style-name="P20">Community statements, livestreams, and public-facing media (2015–2020)<text:line-break/></text:p>
        </text:list-item>
        <text:list-item>
          <text:p text:style-name="P20">Wiki revision logs for Dallas Makerspace historical pages<text:line-break/></text:p>
        </text:list-item>
        <text:list-item>
          <text:p text:style-name="P29">CVE Reports and GitHub Repositories linked to Andrew LeCody<text:line-break/></text:p>
        </text:list-item>
      </text:list>
      <text:p text:style-name="Standard"><draw:rect text:anchor-type="as-char" style:rel-width="100%" draw:z-index="10" draw:style-name="gr1" draw:text-style-name="P34" svg:width="0.0012in" svg:height="0.0213in"><text:p/></draw:rect></text:p>
      <text:p text:style-name="P1"><text:soft-page-break/><text:span text:style-name="T4">This document is immutable. It exists to preserve truth, not to provoke. May it serve its purpose.</text:span></text:p>
      <text:p text:style-name="Standard"><draw:rect text:anchor-type="as-char" style:rel-width="100%" draw:z-index="11" draw:style-name="gr1" draw:text-style-name="P34" svg:width="0.0012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1045" meta:character-count="7252" meta:non-whitespace-character-count="6267"/>
    <meta:generator>LibreOfficeDev/6.0.5.2$Linux_X86_64 LibreOffice_project/</meta:generator>
  </office:meta>
</office:document-meta>
</file>